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0cc84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0cc844" style:font-size-asian="16pt" style:font-size-complex="16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00cc844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1.646cm"/>
        </style:tab-stops>
      </style:paragraph-properties>
      <style:text-properties fo:font-size="10.5pt" officeooo:paragraph-rsid="000cc844" style:font-size-asian="10.5pt" style:font-size-complex="10.5pt"/>
    </style:style>
    <style:style style:name="P7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844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bold" officeooo:rsid="000cc844" style:font-weight-asian="bold" style:font-weight-complex="bold"/>
    </style:style>
    <style:style style:name="T6" style:family="text">
      <style:text-properties officeooo:rsid="000cc844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Wish You Were Here</text:span></text:p>
      <text:p text:style-name="P3"><text:span text:style-name="T6">Pink Floyd</text:span></text:p>
      <text:p text:style-name="P5"><text:span text:style-name="T6"/></text:p>
      <text:p text:style-name="P5"><text:span text:style-name="T3">Intro:</text:span><text:span text:style-name="T6"> <text:tab/>Rythm + Solo Intro<text:line-break/><text:tab/></text:span><text:span text:style-name="T5">Em <text:s/>G <text:s/>Em <text:s/>G <text:s/>Em <text:s/>A <text:s/>Em <text:s/>A</text:span></text:p>
      <text:p text:style-name="P5"><text:span text:style-name="T6"/></text:p>
      <text:p text:style-name="P5"><text:span text:style-name="T6"/></text:p>
      <text:p text:style-name="P1">C <text:s text:c="24"/>D</text:p>
      <text:p text:style-name="P7">So, so you think you can tell,</text:p>
      <text:p text:style-name="P4"><text:s text:c="13"/><text:span text:style-name="T4">Am <text:s text:c="17"/>G</text:span></text:p>
      <text:p text:style-name="P7">Heaven from Hell, blue skys from pain.</text:p>
      <text:p text:style-name="P4"><text:s text:c="21"/><text:span text:style-name="T4">D <text:s text:c="22"/>C</text:span></text:p>
      <text:p text:style-name="P7">Can you tell a green field from a cold steel rail,</text:p>
      <text:p text:style-name="P4"><text:s text:c="3"/><text:span text:style-name="T4">Am</text:span></text:p>
      <text:p text:style-name="P7">a smile from a veil,</text:p>
      <text:p text:style-name="P4"><text:s text:c="22"/><text:span text:style-name="T4">G</text:span></text:p>
      <text:p text:style-name="P7">Do you think you can tell?</text:p>
      <text:p text:style-name="P4"><text:s text:c="26"/><text:span text:style-name="T4">C <text:s text:c="18"/>D</text:span></text:p>
      <text:p text:style-name="P7">And did they get you to trade your heroes for ghosts,</text:p>
      <text:p text:style-name="P4"><text:s text:c="16"/><text:span text:style-name="T4">Am <text:s text:c="19"/>G</text:span></text:p>
      <text:p text:style-name="P7">Hot ashes for trees, hot air for a cool breeze,</text:p>
      <text:p text:style-name="P4"><text:s text:c="23"/><text:span text:style-name="T4">D</text:span></text:p>
      <text:p text:style-name="P7">cold comfort for change,</text:p>
      <text:p text:style-name="P4"><text:s text:c="18"/><text:span text:style-name="T4">C <text:s text:c="23"/>Am</text:span></text:p>
      <text:p text:style-name="P7">And did you exchange a walk on part in the war</text:p>
      <text:p text:style-name="P4"><text:s text:c="25"/><text:span text:style-name="T4">G</text:span></text:p>
      <text:p text:style-name="P7">for a lead role in a cage?</text:p>
      <text:p text:style-name="P4"/>
      <text:p text:style-name="P4"/>
      <text:p text:style-name="P4"/>
      <text:p text:style-name="P6"><text:span text:style-name="T3">Bridge</text:span><text:span text:style-name="T6">:<text:tab/>Rythm + Solo Brigde<text:line-break/><text:tab/></text:span><text:span text:style-name="T4">Em <text:s/>G <text:s/>Em <text:s/>G <text:s/>Em <text:s/>A <text:s/>Em <text:s/>A</text:span></text:p>
      <text:p text:style-name="P4"/>
      <text:p text:style-name="P4"/>
      <text:p text:style-name="P4"><text:span text:style-name="T4">C <text:s text:c="30"/>D</text:span></text:p>
      <text:p text:style-name="Standard"><text:span text:style-name="T11">Ho</text:span><text:span text:style-name="T12">w I </text:span><text:span text:style-name="Strong_20_Emphasis"><text:span text:style-name="T12">wish</text:span></text:span><text:span text:style-name="T12">, ho</text:span><text:span text:style-name="T11">w I wish you were here.</text:span></text:p>
      <text:p text:style-name="P4"><text:s text:c="11"/><text:span text:style-name="T4">Am <text:s text:c="34"/>G</text:span></text:p>
      <text:p text:style-name="P7">We're just two lost souls swimming in a fish bowl,</text:p>
      <text:p text:style-name="P4"><text:s text:c="17"/><text:span text:style-name="T4">D</text:span></text:p>
      <text:p text:style-name="P7">year after year,</text:p>
      <text:p text:style-name="P4"><text:s text:c="34"/><text:span text:style-name="T4">C</text:span></text:p>
      <text:p text:style-name="P7">Running over the same old ground. What have we found?</text:p>
      <text:p text:style-name="P1"><text:s text:c="13"/>Am <text:s text:c="24"/>G</text:p>
      <text:p text:style-name="P7">The same old fears. Wish you were here</text:p>
      <text:p text:style-name="P4"/>
      <text:p text:style-name="P4"/>
      <text:p text:style-name="P4"/>
      <text:p text:style-name="P5"><text:span text:style-name="T3">End</text:span><text:span text:style-name="T6">:<text:tab/>Rythm + Solo End<text:line-break/><text:tab/></text:span><text:span text:style-name="T4">Em <text:s/>G <text:s/>Em <text:s/>G <text:s/>Em <text:s/>A <text:s/>Em <text:s/>A <text:s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21:40:41.81</meta:creation-date>
    <dc:date>2013-01-22T21:48:11.24</dc:date>
    <meta:editing-duration>P0D</meta:editing-duration>
    <meta:editing-cycles>1</meta:editing-cycles>
    <meta:document-statistic meta:table-count="0" meta:image-count="0" meta:object-count="0" meta:page-count="1" meta:paragraph-count="35" meta:word-count="189" meta:character-count="1235" meta:non-whitespace-character-count="602"/>
    <meta:generator>LibreOffice/3.6$Windows_x86 LibreOffice_project/932b512-69e3009-7a10e5c-fc86223-a55908</meta:generator>
  </office:meta>
</office:document-meta>
</file>